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9e52" officeooo:paragraph-rsid="001b9e52"/>
    </style:style>
    <style:style style:name="T1" style:family="text">
      <style:text-properties officeooo:rsid="001b9e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thelucy@gmail.com,<text:line-break/>sravanikolli005@gmail.com,<text:line-break/>navyasudha009@gmail.com,<text:line-break/>molli.varshith@gmail.com,<text:line-break/>Sai Kiran &lt;saikiranseepana@gmail.com&gt;,<text:line-break/>randy.rohit5@gmail.com,<text:line-break/>ch<text:span text:style-name="T1">e</text:span>ll<text:span text:style-name="T1">e</text:span>tarunraj@gmail.com,<text:line-break/><text:span text:style-name="T1">u</text:span>anilvarma@gmail.com,<text:line-break/>deepakchinnu06@gmail.com,<text:line-break/>kiransaidhjm@gmail.com,<text:line-break/>jeevannaidu997@gmail.com,<text:line-break/>saidheeraj997@gmail.com,<text:line-break/>miriyalakalyan123@gmail.com,<text:line-break/>geethanjaligeetha78@gmail.com,<text:line-break/>allabindupriya21@gmail.com,<text:line-break/>pranathimandapati@gmail.com,<text:line-break/>srujanayadhav1997@gmail.com,<text:line-break/>pavansai0888@gmail.com,<text:line-break/>velivolusrinadh2017@gmail.com,<text:line-break/>jayaprakashtakkellapati.jp@gmail.com,<text:line-break/>veereswararaoj@gmail.com,<text:line-break/>madhunagesh99@gmail.com,<text:line-break/>MUVVALAABHISHAKE@gmail.com,<text:line-break/>manojmurthy49@gmail.com,<text:line-break/>poluda<text:span text:style-name="T1">s</text:span>u.geethika@gmail.com,<text:line-break/>sriinkollu306@gmail.com,<text:line-break/>bllavanya2015@gmail.com,<text:line-break/>likhitajulakanti@gmail.com,<text:line-break/>mallelabhavya004@gmail.com,<text:line-break/>sirivarshini08@gmail.com,<text:line-break/>suprajaayyanki@gmail.com,<text:line-break/>neethikadakoju1998@gmail.com,<text:line-break/>hemavarshini797@gmail.com,<text:line-break/>goginenimanaswi97@gmail.com,<text:line-break/><text:a xlink:type="simple" xlink:href="mailto:srinivaskella05@gmail.com" text:style-name="Internet_20_link" text:visited-style-name="Visited_20_Internet_20_Link">srinivaskella05@gmail.com</text:a></text:p>
      <text:p text:style-name="P1">kancharaputriveni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3:42:15.468260470</meta:creation-date>
    <dc:date>2018-05-21T13:55:59.066229147</dc:date>
    <meta:editing-duration>PT13M45S</meta:editing-duration>
    <meta:editing-cycles>1</meta:editing-cycles>
    <meta:document-statistic meta:table-count="0" meta:image-count="0" meta:object-count="0" meta:page-count="1" meta:paragraph-count="2" meta:word-count="38" meta:character-count="979" meta:non-whitespace-character-count="943"/>
    <meta:generator>LibreOffice/6.0.3.2$Linux_X86_64 LibreOffice_project/00m0$Build-2</meta:generator>
  </office:meta>
</office:document-meta>
</file>